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Delegacion o Municipio</text:p>
          </table:table-cell>
          <table:table-cell table:style-name="Default"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AZCAPOTZALCO</text:p>
          </table:table-cell>
          <table:table-cell office:value-type="float" office:value="414711" calcext:value-type="float">
            <text:p>414711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OYOACAN</text:p>
          </table:table-cell>
          <table:table-cell office:value-type="float" office:value="628063" calcext:value-type="float">
            <text:p>628063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UAJIMALPA DE MORELOS</text:p>
          </table:table-cell>
          <table:table-cell office:value-type="float" office:value="199224" calcext:value-type="float">
            <text:p>199224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GUSTAVO A. MADERO</text:p>
          </table:table-cell>
          <table:table-cell office:value-type="float" office:value="1185772" calcext:value-type="float">
            <text:p>1185772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IZTACALCO</text:p>
          </table:table-cell>
          <table:table-cell office:value-type="float" office:value="384326" calcext:value-type="float">
            <text:p>384326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IZTAPALAPA</text:p>
          </table:table-cell>
          <table:table-cell office:value-type="float" office:value="1815786" calcext:value-type="float">
            <text:p>1815786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LA MAGDALENA CONTRERAS</text:p>
          </table:table-cell>
          <table:table-cell office:value-type="float" office:value="239086" calcext:value-type="float">
            <text:p>239086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MILPA ALTA</text:p>
          </table:table-cell>
          <table:table-cell office:value-type="float" office:value="137927" calcext:value-type="float">
            <text:p>137927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ALVARO OBREGON</text:p>
          </table:table-cell>
          <table:table-cell office:value-type="float" office:value="726664" calcext:value-type="float">
            <text:p>726664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TLAHUAC</text:p>
          </table:table-cell>
          <table:table-cell office:value-type="float" office:value="305076" calcext:value-type="float">
            <text:p>305076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TLALPAN</text:p>
          </table:table-cell>
          <table:table-cell office:value-type="float" office:value="574577" calcext:value-type="float">
            <text:p>574577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XOCHIMILCO</text:p>
          </table:table-cell>
          <table:table-cell office:value-type="float" office:value="407885" calcext:value-type="float">
            <text:p>407885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BENITO JUAREZ</text:p>
          </table:table-cell>
          <table:table-cell table:style-name="ce4" office:value-type="float" office:value="385439" calcext:value-type="float">
            <text:p>385439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UAUHTEMOC</text:p>
          </table:table-cell>
          <table:table-cell office:value-type="float" office:value="531831" calcext:value-type="float">
            <text:p>531831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MIGUEL HIDALGO</text:p>
          </table:table-cell>
          <table:table-cell office:value-type="float" office:value="372889" calcext:value-type="float">
            <text:p>372889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VENUSTIANO CARRANZA</text:p>
          </table:table-cell>
          <table:table-cell office:value-type="float" office:value="430978" calcext:value-type="float">
            <text:p>430978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OACALCO DE BERRIOZABAL</text:p>
          </table:table-cell>
          <table:table-cell office:value-type="float" office:value="315480" calcext:value-type="float">
            <text:p>315480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UAUTITLAN</text:p>
          </table:table-cell>
          <table:table-cell office:value-type="float" office:value="157793" calcext:value-type="float">
            <text:p>157793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ALCO</text:p>
          </table:table-cell>
          <table:table-cell office:value-type="float" office:value="440819" calcext:value-type="float">
            <text:p>440819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ICOLOAPAN</text:p>
          </table:table-cell>
          <table:table-cell office:value-type="float" office:value="201967" calcext:value-type="float">
            <text:p>201967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IMALHUACAN</text:p>
          </table:table-cell>
          <table:table-cell office:value-type="float" office:value="821671" calcext:value-type="float">
            <text:p>821671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ECATEPEC DE MORELOS</text:p>
          </table:table-cell>
          <table:table-cell office:value-type="float" office:value="1655015" calcext:value-type="float">
            <text:p>1655015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HUIXQUILUCAN</text:p>
          </table:table-cell>
          <table:table-cell office:value-type="float" office:value="137380" calcext:value-type="float">
            <text:p>137380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IXTAPALUCA</text:p>
          </table:table-cell>
          <table:table-cell office:value-type="float" office:value="322271" calcext:value-type="float">
            <text:p>322271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NAUCALPAN DE JUAREZ</text:p>
          </table:table-cell>
          <table:table-cell office:value-type="float" office:value="792211" calcext:value-type="float">
            <text:p>792211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NEZAHUALCOYOTL</text:p>
          </table:table-cell>
          <table:table-cell office:value-type="float" office:value="1104585" calcext:value-type="float">
            <text:p>1104585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NICOLAS ROMERO</text:p>
          </table:table-cell>
          <table:table-cell office:value-type="float" office:value="281799" calcext:value-type="float">
            <text:p>281799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LA PAZ</text:p>
          </table:table-cell>
          <table:table-cell office:value-type="float" office:value="253845" calcext:value-type="float">
            <text:p>253845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ECAMAC</text:p>
          </table:table-cell>
          <table:table-cell office:value-type="float" office:value="364579" calcext:value-type="float">
            <text:p>364579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EXCOCO</text:p>
          </table:table-cell>
          <table:table-cell office:value-type="float" office:value="126697" calcext:value-type="float">
            <text:p>126697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LALNEPANTLA DE BAZ</text:p>
          </table:table-cell>
          <table:table-cell table:style-name="ce4" office:value-type="float" office:value="653410" calcext:value-type="float">
            <text:p>653410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ULTITLAN</text:p>
          </table:table-cell>
          <table:table-cell office:value-type="float" office:value="54334" calcext:value-type="float">
            <text:p>54334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UAUTITLAN IZCALLI</text:p>
          </table:table-cell>
          <table:table-cell office:value-type="float" office:value="484573" calcext:value-type="float">
            <text:p>484573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VALLE DE CHALCO SOLIDARIDAD</text:p>
          </table:table-cell>
          <table:table-cell office:value-type="float" office:value="440819" calcext:value-type="float">
            <text:p>440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0:58:18.631430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03:53.249223345</meta:creation-date>
    <dc:date>2020-10-03T11:57:50.643342846</dc:date>
    <meta:editing-duration>PT42M5S</meta:editing-duration>
    <meta:editing-cycles>6</meta:editing-cycles>
    <meta:generator>LibreOffice/6.4.6.2$Linux_X86_64 LibreOffice_project/40$Build-2</meta:generator>
    <meta:document-statistic meta:table-count="1" meta:cell-count="105" meta:object-count="0"/>
  </office:meta>
</office:document-meta>
</file>